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09f854" officeooo:paragraph-rsid="000b624f" style:font-size-asian="12pt" style:font-size-complex="12pt"/>
    </style:style>
    <style:style style:name="P2" style:family="paragraph" style:parent-style-name="Standard">
      <style:text-properties style:font-name="Liberation Serif" fo:font-size="12pt" officeooo:rsid="0009f854" officeooo:paragraph-rsid="000c8f35" style:font-size-asian="12pt" style:font-size-complex="12pt"/>
    </style:style>
    <style:style style:name="T1" style:family="text">
      <style:text-properties officeooo:rsid="000b624f"/>
    </style:style>
    <style:style style:name="T2" style:family="text">
      <style:text-properties officeooo:rsid="000c0c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In the article "How to Ask Questions" by Patricia Blosser, Blosser highlights <text:span text:style-name="T1">how different types of questions create opportunities for many different responses and can accomplish different types of learning outcomes. Much of the article focuses on contrasting open and closed questions, drawing the conclusions that open questions facilitate more discussion and encourage students to think about the material more than closed questions, which look more for factual understanding. </text:span></text:p>
      <text:p text:style-name="P2"><text:span text:style-name="T1"><text:tab/>However, Blosser also indicates that asking many questions can be counter-productive – highlighting that often times students ask more questions when fewer questions are posed by the teacher, thereby reducing opportunities for students to improve on their learning. </text:span></text:p>
      <text:p text:style-name="P1"><text:span text:style-name="T1"><text:tab/>Additionally, Blosser discusses the effectiveness of silence both before and after students respond. By waiting several seconds for students to respond to a question, students have more time consider the question and become more likely to respond. By waiting several seconds after a student responds, more opportunities become available for other students to share their thoughts. </text:span></text:p>
      <text:p text:style-name="P1"><text:s/><text:tab/><text:span text:style-name="T2">While the article focuses on how to effectively ask questions, Blosser also discusses ways to evaluate how well teachers pose their questions, offering strategies like recording lectures (and reviewing segments later) as well as finding groups of students to sample for understand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23:05:48.709449436</meta:creation-date>
    <dc:date>2016-08-24T23:23:11.757419844</dc:date>
    <meta:editing-duration>PT7M13S</meta:editing-duration>
    <meta:editing-cycles>3</meta:editing-cycles>
    <meta:generator>LibreOffice/5.1.4.2$Linux_X86_64 LibreOffice_project/10m0$Build-2</meta:generator>
    <meta:document-statistic meta:table-count="0" meta:image-count="0" meta:object-count="0" meta:page-count="1" meta:paragraph-count="4" meta:word-count="204" meta:character-count="1418" meta:non-whitespace-character-count="1208"/>
  </office:meta>
</office:document-meta>
</file>